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09625cm"/>
    </style:style>
    <style:style style:name="co2" style:family="table-column">
      <style:table-column-properties fo:break-before="auto" style:column-width="9.286875cm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6.72041666666667cm"/>
    </style:style>
    <style:style style:name="co8" style:family="table-column">
      <style:table-column-properties fo:break-before="auto" style:column-width="6.13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Zeitaufwand in mi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Read Requirement document - define requirements</text:p>
          </table:table-cell>
          <table:table-cell office:value-type="string" table:style-name="ce3">
            <text:p>02.01.2021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github repo for the setup project and commit protocoll</text:p>
          </table:table-cell>
          <table:table-cell office:value-type="string" table:style-name="ce1">
            <text:p>02.01.202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number-rows-repeated="10" table:style-name="ro3">
          <table:table-cell table:number-columns-repeated="16384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4">
            <text:p>Ticket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tatu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1</text:p>
          </table:table-cell>
          <table:table-cell office:value-type="string" table:style-name="ce3">
            <text:p>Create protocoll</text:p>
          </table:table-cell>
          <table:table-cell table:style-name="ce1"/>
          <table:table-cell office:value-type="string" table:style-name="ce3">
            <text:p>In Progre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2</text:p>
          </table:table-cell>
          <table:table-cell office:value-type="string" table:style-name="ce3">
            <text:p>Github Repo erstellen</text:p>
          </table:table-cell>
          <table:table-cell table:style-name="ce1"/>
          <table:table-cell office:value-type="string" table:style-name="ce3">
            <text:p>In Progre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3</text:p>
          </table:table-cell>
          <table:table-cell office:value-type="string" table:style-name="ce3">
            <text:p>Create three VMs with Docker compose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4</text:p>
          </table:table-cell>
          <table:table-cell office:value-type="string" table:style-name="ce3">
            <text:p>Create VM with Postgres DB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JPA-05</text:p>
          </table:table-cell>
          <table:table-cell office:value-type="string" table:style-name="ce3">
            <text:p>Create Camunda Spring Boot app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6</text:p>
          </table:table-cell>
          <table:table-cell office:value-type="string" table:style-name="ce3">
            <text:p>Integration Test DB &lt;-&gt; Camunda Service</text:p>
          </table:table-cell>
          <table:table-cell office:value-type="string" table:style-name="ce3">
            <text:p>Use Feature "Cockpit &amp; get</text:p>
            <text:p>query results" to test if</text:p>
            <text:p>Camunda Engine + Service</text:p>
            <text:p>communicate properly with the DB.</text:p>
          </table:table-cell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7</text:p>
          </table:table-cell>
          <table:table-cell office:value-type="string" table:style-name="ce3">
            <text:p>Feature: A customer wants to browse the get</text:p>
            <text:p>query results via browser to see how many</text:p>
            <text:p>successful camunda processes have been</text:p>
            <text:p>executed</text:p>
          </table:table-cell>
          <table:table-cell office:value-type="string" table:style-name="ce3">
            <text:p>Fully implement and test feature and</text:p>
            <text:p>create integration test to verify.</text:p>
            <text:p>Addtional Information:</text:p>
            <text:p/>
            <text:p>Das Service soll eine DB-Query</text:p>
            <text:p>absetzen (z.B. Zähle alle bisher</text:p>
            <text:p>durchlaufenen Camunda Prozesse)</text:p>
            <text:p>&amp; das Ergebnis inkl. Timestamp</text:p>
            <text:p>in-memory (Liste) speichern.</text:p>
            <text:p>Der Aufruf des REST-Endpoints (c)</text:p>
            <text:p>soll den Inhalt des Caches als</text:p>
            <text:p>JSON zurückliefern</text:p>
          </table:table-cell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8</text:p>
          </table:table-cell>
          <table:table-cell office:value-type="string" table:style-name="ce3">
            <text:p>Java Spring Boot App with example rest API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9</text:p>
          </table:table-cell>
          <table:table-cell office:value-type="string" table:style-name="ce3">
            <text:p>Feature: A customer wants to be able to deploy</text:p>
            <text:p>a new process via local file to camunda</text:p>
          </table:table-cell>
          <table:table-cell office:value-type="string" table:style-name="ce3">
            <text:p>Fully implement and test feature and</text:p>
            <text:p>create integration test to verify.</text:p>
            <text:p>Addtional Information:</text:p>
            <text:p/>
            <text:p>Ziel ist, dass nach Start der</text:p>
            <text:p>Applikation in der "leeren"</text:p>
            <text:p>Camunda-Instanz ein neuer Prozess</text:p>
            <text:p>angelegt ist. Wenn dieser nun via</text:p>
            <text:p>Camunda Cockpit gestartet wird,</text:p>
            <text:p>ist nach Durchlaufen des Prozesses</text:p>
            <text:p>durch den REST-Endpoint (c) vom</text:p>
            <text:p>Container "Camunda-Instanz" das</text:p>
            <text:p>Ergebnis des Service-Calls nachlesbar.</text:p>
            <text:p/>
          </table:table-cell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10</text:p>
          </table:table-cell>
          <table:table-cell office:value-type="string" table:style-name="ce3">
            <text:p>Test with git bash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11</text:p>
          </table:table-cell>
          <table:table-cell office:value-type="string" table:style-name="ce3">
            <text:p>Write setup guide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/>
        </table:table-row>
        <table:table-row table:number-rows-repeated="1048564" table:style-name="ro3">
          <table:table-cell table:number-columns-repeated="16384"/>
        </table:table-row>
      </table:table>
      <table:table table:name="Sheet3" table:style-name="ta1">
        <table:table-column table:style-name="co8" table:default-cell-style-name="ce1"/>
        <table:table-column table:style-name="co4" table:number-columns-repeated="1023" table:default-cell-style-name="ce1"/>
        <table:table-column table:style-name="co5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Johannes Preisinger</dc:creator>
    <dc:date>2021-01-02T11:21:40Z</dc:date>
  </office:meta>
</office:document-meta>
</file>